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URW Gothic L" svg:font-family="'URW Gothic L'" style:font-family-generic="swiss"/>
    <style:font-face style:name="URW Gothic L1" svg:font-family="'URW Gothic L'" style:font-family-generic="swiss" style:font-pitch="variable"/>
  </office:font-face-decls>
  <office:automatic-styles>
    <style:style style:name="P1" style:family="paragraph" style:parent-style-name="Standard">
      <style:text-properties style:font-name="URW Gothic L1" fo:font-size="10pt" officeooo:rsid="001b4088" officeooo:paragraph-rsid="001b4088" style:font-size-asian="10pt" style:font-size-complex="10pt"/>
    </style:style>
    <style:style style:name="P2" style:family="paragraph" style:parent-style-name="Standard">
      <style:text-properties style:font-name="URW Gothic L1" fo:font-size="24pt" officeooo:rsid="001b4088" officeooo:paragraph-rsid="001b4088" style:font-size-asian="24pt" style:font-size-complex="24pt"/>
    </style:style>
    <style:style style:name="P3" style:family="paragraph" style:parent-style-name="Standard">
      <style:text-properties style:font-name="URW Gothic L1" fo:font-size="12pt" officeooo:rsid="003f23ef" officeooo:paragraph-rsid="003f23ef" style:font-size-asian="12pt" style:font-size-complex="12pt"/>
    </style:style>
    <style:style style:name="P4" style:family="paragraph" style:parent-style-name="Standard">
      <style:text-properties style:font-name="URW Gothic L1" fo:font-size="12pt" officeooo:rsid="003f23ef" officeooo:paragraph-rsid="00419889" style:font-size-asian="12pt" style:font-size-complex="12pt"/>
    </style:style>
    <style:style style:name="P5" style:family="paragraph" style:parent-style-name="Standard">
      <style:text-properties style:font-name="URW Gothic L1" fo:font-size="8pt" officeooo:rsid="001b4088" officeooo:paragraph-rsid="001b4088" style:font-size-asian="8pt" style:font-size-complex="8pt"/>
    </style:style>
    <style:style style:name="P6" style:family="paragraph" style:parent-style-name="Standard">
      <style:text-properties style:font-name="URW Gothic L1" fo:font-size="8pt" officeooo:rsid="001b4088" officeooo:paragraph-rsid="001bf9de" style:font-size-asian="8pt" style:font-size-complex="8pt"/>
    </style:style>
    <style:style style:name="P7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21902b" style:font-size-asian="8pt" style:font-size-complex="8pt"/>
    </style:style>
    <style:style style:name="P8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2f2371" style:font-size-asian="8pt" style:font-size-complex="8pt"/>
    </style:style>
    <style:style style:name="P9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3f23ef" style:font-size-asian="8pt" style:font-size-complex="8pt"/>
    </style:style>
    <style:style style:name="P10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419889" style:font-size-asian="8pt" style:font-size-complex="8pt"/>
    </style:style>
    <style:style style:name="P11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79a07c" style:font-size-asian="8pt" style:font-size-complex="8pt"/>
    </style:style>
    <style:style style:name="P12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7cc1c5" style:font-size-asian="8pt" style:font-size-complex="8pt"/>
    </style:style>
    <style:style style:name="P13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850b5e" style:font-size-asian="8pt" style:font-size-complex="8pt"/>
    </style:style>
    <style:style style:name="P14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87fba5" style:font-size-asian="8pt" style:font-size-complex="8pt"/>
    </style:style>
    <style:style style:name="P15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ab4bfd" style:font-size-asian="8pt" style:font-size-complex="8pt"/>
    </style:style>
    <style:style style:name="P16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b06d31" style:font-size-asian="8pt" style:font-size-complex="8pt"/>
    </style:style>
    <style:style style:name="P17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b8ae2d" style:font-size-asian="8pt" style:font-size-complex="8pt"/>
    </style:style>
    <style:style style:name="P18" style:family="paragraph" style:parent-style-name="Standard">
      <style:text-properties style:font-name="URW Gothic L1" fo:font-size="8pt" officeooo:rsid="001b4088" officeooo:paragraph-rsid="001e6995" style:font-size-asian="8pt" style:font-size-complex="8pt"/>
    </style:style>
    <style:style style:name="P19" style:family="paragraph" style:parent-style-name="Standard">
      <style:text-properties style:font-name="URW Gothic L1" fo:font-size="8pt" officeooo:rsid="001b4088" officeooo:paragraph-rsid="0021902b" style:font-size-asian="8pt" style:font-size-complex="8pt"/>
    </style:style>
    <style:style style:name="P20" style:family="paragraph" style:parent-style-name="Standard">
      <style:text-properties style:font-name="URW Gothic L1" fo:font-size="8pt" officeooo:rsid="001b4088" officeooo:paragraph-rsid="002800d9" style:font-size-asian="8pt" style:font-size-complex="8pt"/>
    </style:style>
    <style:style style:name="P21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2dbe54" style:font-size-asian="8pt" style:font-size-complex="8pt"/>
    </style:style>
    <style:style style:name="P22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79a07c" style:font-size-asian="8pt" style:font-size-complex="8pt"/>
    </style:style>
    <style:style style:name="P23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7a3972" style:font-size-asian="8pt" style:font-size-complex="8pt"/>
    </style:style>
    <style:style style:name="P24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60519d" style:font-size-asian="8pt" style:font-size-complex="8pt"/>
    </style:style>
    <style:style style:name="P25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850b5e" style:font-size-asian="8pt" style:font-size-complex="8pt"/>
    </style:style>
    <style:style style:name="P26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8c097c" style:font-size-asian="8pt" style:font-size-complex="8pt"/>
    </style:style>
    <style:style style:name="P27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8c6af0" style:font-size-asian="8pt" style:font-size-complex="8pt"/>
    </style:style>
    <style:style style:name="P28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90662e" style:font-size-asian="8pt" style:font-size-complex="8pt"/>
    </style:style>
    <style:style style:name="P29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ab4bfd" style:font-size-asian="8pt" style:font-size-complex="8pt"/>
    </style:style>
    <style:style style:name="P30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b8ae2d" style:font-size-asian="8pt" style:font-size-complex="8pt"/>
    </style:style>
    <style:style style:name="P31" style:family="paragraph" style:parent-style-name="Standard">
      <style:text-properties style:font-name="URW Gothic L1" fo:font-size="8pt" officeooo:rsid="001b4088" officeooo:paragraph-rsid="00557819" style:font-size-asian="8pt" style:font-size-complex="8pt"/>
    </style:style>
    <style:style style:name="P32" style:family="paragraph" style:parent-style-name="Standard">
      <style:text-properties style:font-name="URW Gothic L1" fo:font-size="8pt" officeooo:rsid="001b4088" officeooo:paragraph-rsid="00754863" style:font-size-asian="8pt" style:font-size-complex="8pt"/>
    </style:style>
    <style:style style:name="P33" style:family="paragraph" style:parent-style-name="Standard">
      <style:text-properties style:font-name="URW Gothic L1" fo:font-size="8pt" officeooo:rsid="001b4088" officeooo:paragraph-rsid="0079a07c" style:font-size-asian="8pt" style:font-size-complex="8pt"/>
    </style:style>
    <style:style style:name="P34" style:family="paragraph" style:parent-style-name="Standard">
      <style:text-properties style:font-name="URW Gothic L1" fo:font-size="8pt" officeooo:rsid="001b4088" officeooo:paragraph-rsid="007a3972" style:font-size-asian="8pt" style:font-size-complex="8pt"/>
    </style:style>
    <style:style style:name="P35" style:family="paragraph" style:parent-style-name="Standard">
      <style:text-properties style:font-name="URW Gothic L1" fo:font-size="8pt" officeooo:rsid="001b4088" officeooo:paragraph-rsid="007aa793" style:font-size-asian="8pt" style:font-size-complex="8pt"/>
    </style:style>
    <style:style style:name="P36" style:family="paragraph" style:parent-style-name="Standard">
      <style:text-properties style:font-name="URW Gothic L1" fo:font-size="8pt" officeooo:rsid="001b4088" officeooo:paragraph-rsid="00850b5e" style:font-size-asian="8pt" style:font-size-complex="8pt"/>
    </style:style>
    <style:style style:name="P37" style:family="paragraph" style:parent-style-name="Standard">
      <style:text-properties style:font-name="URW Gothic L1" fo:font-size="8pt" officeooo:rsid="001b4088" officeooo:paragraph-rsid="0087fba5" style:font-size-asian="8pt" style:font-size-complex="8pt"/>
    </style:style>
    <style:style style:name="P38" style:family="paragraph" style:parent-style-name="Standard">
      <style:text-properties style:font-name="URW Gothic L1" fo:font-size="8pt" officeooo:rsid="001b4088" officeooo:paragraph-rsid="008c097c" style:font-size-asian="8pt" style:font-size-complex="8pt"/>
    </style:style>
    <style:style style:name="P39" style:family="paragraph" style:parent-style-name="Standard">
      <style:text-properties style:font-name="URW Gothic L1" fo:font-size="8pt" officeooo:rsid="001b4088" officeooo:paragraph-rsid="008c6af0" style:font-size-asian="8pt" style:font-size-complex="8pt"/>
    </style:style>
    <style:style style:name="P40" style:family="paragraph" style:parent-style-name="Standard">
      <style:text-properties style:font-name="URW Gothic L1" fo:font-size="8pt" officeooo:rsid="001b4088" officeooo:paragraph-rsid="0090662e" style:font-size-asian="8pt" style:font-size-complex="8pt"/>
    </style:style>
    <style:style style:name="P41" style:family="paragraph" style:parent-style-name="Standard">
      <style:text-properties style:font-name="URW Gothic L1" fo:font-size="8pt" officeooo:rsid="001b4088" officeooo:paragraph-rsid="00962843" style:font-size-asian="8pt" style:font-size-complex="8pt"/>
    </style:style>
    <style:style style:name="P42" style:family="paragraph" style:parent-style-name="Standard">
      <style:text-properties style:font-name="URW Gothic L1" fo:font-size="8pt" officeooo:rsid="001b4088" officeooo:paragraph-rsid="00ab4bfd" style:font-size-asian="8pt" style:font-size-complex="8pt"/>
    </style:style>
    <style:style style:name="P43" style:family="paragraph" style:parent-style-name="Standard">
      <style:text-properties style:font-name="URW Gothic L1" fo:font-size="8pt" officeooo:rsid="001b4088" officeooo:paragraph-rsid="00b06d31" style:font-size-asian="8pt" style:font-size-complex="8pt"/>
    </style:style>
    <style:style style:name="P44" style:family="paragraph" style:parent-style-name="Standard">
      <style:paragraph-properties fo:text-align="center" style:justify-single-word="false"/>
      <style:text-properties style:font-name="URW Gothic L1" fo:font-size="8pt" officeooo:rsid="001bf9de" officeooo:paragraph-rsid="00850b5e" style:font-size-asian="8pt" style:font-size-complex="8pt"/>
    </style:style>
    <style:style style:name="P45" style:family="paragraph" style:parent-style-name="Standard">
      <style:paragraph-properties fo:text-align="center" style:justify-single-word="false"/>
      <style:text-properties style:font-name="URW Gothic L1" fo:font-size="8pt" officeooo:rsid="001bf9de" officeooo:paragraph-rsid="00b8ae2d" style:font-size-asian="8pt" style:font-size-complex="8pt"/>
    </style:style>
    <style:style style:name="P46" style:family="paragraph" style:parent-style-name="Standard">
      <style:text-properties style:font-name="URW Gothic L1" fo:font-size="8pt" officeooo:rsid="002800d9" officeooo:paragraph-rsid="002800d9" style:font-size-asian="8pt" style:font-size-complex="8pt"/>
    </style:style>
    <style:style style:name="P47" style:family="paragraph" style:parent-style-name="Standard">
      <style:paragraph-properties fo:text-align="center" style:justify-single-word="false"/>
      <style:text-properties style:font-name="URW Gothic L1" fo:font-size="8pt" officeooo:rsid="00827430" officeooo:paragraph-rsid="00827430" style:font-size-asian="8pt" style:font-size-complex="8pt"/>
    </style:style>
    <style:style style:name="P48" style:family="paragraph" style:parent-style-name="Standard">
      <style:text-properties style:font-name="URW Gothic L1" fo:font-size="8pt" fo:font-style="italic" officeooo:rsid="001bf9de" officeooo:paragraph-rsid="001d2841" style:font-size-asian="8pt" style:font-style-asian="italic" style:font-size-complex="8pt" style:font-style-complex="italic"/>
    </style:style>
    <style:style style:name="P49" style:family="paragraph" style:parent-style-name="Standard">
      <style:text-properties style:font-name="URW Gothic L1" fo:font-size="8pt" fo:font-style="italic" officeooo:rsid="001bf9de" officeooo:paragraph-rsid="001e6995" style:font-size-asian="8pt" style:font-style-asian="italic" style:font-size-complex="8pt" style:font-style-complex="italic"/>
    </style:style>
    <style:style style:name="P50" style:family="paragraph" style:parent-style-name="Standard">
      <style:text-properties style:font-name="URW Gothic L1" fo:font-size="8pt" fo:font-style="italic" officeooo:rsid="001bf9de" officeooo:paragraph-rsid="00557819" style:font-size-asian="8pt" style:font-style-asian="italic" style:font-size-complex="8pt" style:font-style-complex="italic"/>
    </style:style>
    <style:style style:name="P51" style:family="paragraph" style:parent-style-name="Standard">
      <style:text-properties style:font-name="URW Gothic L1" fo:font-size="8pt" fo:font-style="italic" officeooo:rsid="001bf9de" officeooo:paragraph-rsid="00754863" style:font-size-asian="8pt" style:font-style-asian="italic" style:font-size-complex="8pt" style:font-style-complex="italic"/>
    </style:style>
    <style:style style:name="P52" style:family="paragraph" style:parent-style-name="Standard">
      <style:paragraph-properties fo:text-align="center" style:justify-single-word="false"/>
      <style:text-properties style:font-name="URW Gothic L1" fo:font-size="8pt" fo:font-style="italic" officeooo:rsid="001bf9de" officeooo:paragraph-rsid="005786b1" style:font-size-asian="8pt" style:font-style-asian="italic" style:font-size-complex="8pt" style:font-style-complex="italic"/>
    </style:style>
    <style:style style:name="P53" style:family="paragraph" style:parent-style-name="Standard">
      <style:text-properties style:font-name="URW Gothic L1" fo:font-size="8pt" fo:font-style="italic" officeooo:rsid="001bf9de" officeooo:paragraph-rsid="0090e37b" style:font-size-asian="8pt" style:font-style-asian="italic" style:font-size-complex="8pt" style:font-style-complex="italic"/>
    </style:style>
    <style:style style:name="P54" style:family="paragraph" style:parent-style-name="Standard">
      <style:text-properties style:font-name="URW Gothic L1" fo:font-size="14pt" officeooo:rsid="001b4088" officeooo:paragraph-rsid="001e6995" style:font-size-asian="10pt" style:font-size-complex="10pt"/>
    </style:style>
    <style:style style:name="P55" style:family="paragraph" style:parent-style-name="Standard">
      <style:text-properties style:font-name="URW Gothic L1" fo:font-size="16pt" officeooo:rsid="001b4088" officeooo:paragraph-rsid="001b4088" style:font-size-asian="12pt" style:font-size-complex="12pt"/>
    </style:style>
    <style:style style:name="P56" style:family="paragraph" style:parent-style-name="Standard">
      <style:text-properties style:font-name="URW Gothic L1" fo:font-size="16pt" officeooo:rsid="001b4088" officeooo:paragraph-rsid="001e6995" style:font-size-asian="10pt" style:font-size-complex="10pt"/>
    </style:style>
    <style:style style:name="P57" style:family="paragraph" style:parent-style-name="Standard">
      <style:text-properties style:font-name="URW Gothic L1" fo:font-size="16pt" officeooo:rsid="001b4088" officeooo:paragraph-rsid="0021902b" style:font-size-asian="10pt" style:font-size-complex="10pt"/>
    </style:style>
    <style:style style:name="P58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7a3972" style:font-size-asian="8pt" style:font-size-complex="8pt"/>
    </style:style>
    <style:style style:name="P59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7aa793" style:font-size-asian="8pt" style:font-size-complex="8pt"/>
    </style:style>
    <style:style style:name="P60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7cc1c5" style:font-size-asian="8pt" style:font-size-complex="8pt"/>
    </style:style>
    <style:style style:name="P61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850b5e" style:font-size-asian="8pt" style:font-size-complex="8pt"/>
    </style:style>
    <style:style style:name="P62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87fba5" style:font-size-asian="8pt" style:font-size-complex="8pt"/>
    </style:style>
    <style:style style:name="P63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8c097c" style:font-size-asian="8pt" style:font-size-complex="8pt"/>
    </style:style>
    <style:style style:name="P64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8c6af0" style:font-size-asian="8pt" style:font-size-complex="8pt"/>
    </style:style>
    <style:style style:name="P65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90662e" style:font-size-asian="8pt" style:font-size-complex="8pt"/>
    </style:style>
    <style:style style:name="P66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949c63" style:font-size-asian="8pt" style:font-size-complex="8pt"/>
    </style:style>
    <style:style style:name="P67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962843" style:font-size-asian="8pt" style:font-size-complex="8pt"/>
    </style:style>
    <style:style style:name="P68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b06d31" style:font-size-asian="8pt" style:font-size-complex="8pt"/>
    </style:style>
    <style:style style:name="P69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b8ae2d" style:font-size-asian="8pt" style:font-size-complex="8pt"/>
    </style:style>
    <style:style style:name="P70" style:family="paragraph" style:parent-style-name="Standard">
      <style:paragraph-properties fo:text-align="center" style:justify-single-word="false"/>
      <style:text-properties style:font-name="URW Gothic L" fo:font-size="16pt" officeooo:rsid="0060519d" officeooo:paragraph-rsid="007a3972" style:font-name-asian="URW Gothic L" style:font-size-asian="8pt" style:font-name-complex="URW Gothic L" style:font-size-complex="8pt"/>
    </style:style>
    <style:style style:name="P71" style:family="paragraph" style:parent-style-name="Standard">
      <style:text-properties style:text-position="0% 100%" style:font-name="URW Gothic L1" fo:font-size="8pt" officeooo:rsid="005ec9e8" officeooo:paragraph-rsid="007aa793" style:font-size-asian="8pt" style:font-size-complex="8pt"/>
    </style:style>
    <style:style style:name="P72" style:family="paragraph" style:parent-style-name="Standard">
      <style:paragraph-properties fo:text-align="center" style:justify-single-word="false"/>
      <style:text-properties style:text-position="0% 100%" style:font-name="URW Gothic L1" fo:font-size="8pt" officeooo:rsid="00af7e21" officeooo:paragraph-rsid="00af7e21" style:font-size-asian="8pt" style:font-size-complex="8pt"/>
    </style:style>
    <style:style style:name="P73" style:family="paragraph" style:parent-style-name="Standard">
      <style:paragraph-properties fo:text-align="center" style:justify-single-word="false"/>
      <style:text-properties style:text-position="0% 100%" style:font-name="URW Gothic L1" fo:font-size="8pt" officeooo:rsid="0084a0a1" officeooo:paragraph-rsid="0084a0a1" style:font-size-asian="8pt" style:font-size-complex="8pt"/>
    </style:style>
    <style:style style:name="P74" style:family="paragraph" style:parent-style-name="Standard">
      <style:paragraph-properties fo:text-align="start" style:justify-single-word="false"/>
      <style:text-properties style:text-position="0% 100%" style:font-name="URW Gothic L1" fo:font-size="8pt" officeooo:rsid="00ca2f87" officeooo:paragraph-rsid="00ca2f87" style:font-size-asian="8pt" style:font-size-complex="8pt"/>
    </style:style>
    <style:style style:name="P75" style:family="paragraph" style:parent-style-name="Standard">
      <style:text-properties style:font-name="URW Gothic L1" fo:font-size="8pt" fo:font-style="italic" officeooo:rsid="001b4088" officeooo:paragraph-rsid="00206681" style:font-size-asian="8pt" style:font-style-asian="italic" style:font-size-complex="8pt" style:font-style-complex="italic"/>
    </style:style>
    <style:style style:name="P76" style:family="paragraph" style:parent-style-name="Standard">
      <style:paragraph-properties fo:text-align="center" style:justify-single-word="false"/>
      <style:text-properties style:font-name="URW Gothic L1" fo:font-size="8pt" officeooo:rsid="001c898c" officeooo:paragraph-rsid="00bd12dd" style:font-size-asian="12pt" style:font-size-complex="12pt"/>
    </style:style>
    <style:style style:name="P77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c79b39" style:font-size-asian="8pt" style:font-size-complex="8pt"/>
    </style:style>
    <style:style style:name="P78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ca2f87" style:font-size-asian="8pt" style:font-size-complex="8pt"/>
    </style:style>
    <style:style style:name="P79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c79b39" style:font-size-asian="8pt" style:font-size-complex="8pt"/>
    </style:style>
    <style:style style:name="P80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87fba5" style:font-size-asian="8pt" style:font-size-complex="8pt"/>
    </style:style>
    <style:style style:name="P81" style:family="paragraph" style:parent-style-name="Standard">
      <style:text-properties style:font-name="URW Gothic L1" fo:font-size="8pt" officeooo:rsid="001b4088" officeooo:paragraph-rsid="00c79b39" style:font-size-asian="8pt" style:font-size-complex="8pt"/>
    </style:style>
    <style:style style:name="P82" style:family="paragraph" style:parent-style-name="Standard">
      <style:paragraph-properties fo:text-align="start" style:justify-single-word="false"/>
      <style:text-properties style:font-name="URW Gothic L1" fo:font-size="8pt" officeooo:rsid="001b4088" officeooo:paragraph-rsid="00a40d9c" style:font-size-asian="8pt" style:font-size-complex="8pt"/>
    </style:style>
    <style:style style:name="P83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bd12dd" style:font-size-asian="8pt" style:font-size-complex="8pt"/>
    </style:style>
    <style:style style:name="P84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c6ef14" style:font-size-asian="8pt" style:font-size-complex="8pt"/>
    </style:style>
    <style:style style:name="P85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c79b39" style:font-size-asian="8pt" style:font-size-complex="8pt"/>
    </style:style>
    <style:style style:name="P86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cd186a" style:font-size-asian="8pt" style:font-size-complex="8pt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27628f"/>
    </style:style>
    <style:style style:name="T3" style:family="text">
      <style:text-properties style:text-position="sub 58%" fo:font-style="normal" officeooo:rsid="0027628f" style:font-style-asian="normal" style:font-style-complex="normal"/>
    </style:style>
    <style:style style:name="T4" style:family="text">
      <style:text-properties style:text-position="sub 58%" fo:font-style="normal" officeooo:rsid="00557819" style:font-style-asian="normal" style:font-style-complex="normal"/>
    </style:style>
    <style:style style:name="T5" style:family="text">
      <style:text-properties style:text-position="sub 58%" fo:font-style="normal" officeooo:rsid="00725088" style:font-name-asian="Noto Sans" style:font-style-asian="normal" style:font-name-complex="FreeSans1" style:font-style-complex="normal"/>
    </style:style>
    <style:style style:name="T6" style:family="text">
      <style:text-properties style:text-position="sub 58%" fo:font-style="normal" officeooo:rsid="0055275f" style:font-name-asian="Noto Sans" style:font-style-asian="normal" style:font-name-complex="FreeSans1" style:font-style-complex="normal"/>
    </style:style>
    <style:style style:name="T7" style:family="text">
      <style:text-properties style:text-position="sub 58%" officeooo:rsid="003f23ef"/>
    </style:style>
    <style:style style:name="T8" style:family="text">
      <style:text-properties style:text-position="sub 58%" officeooo:rsid="0055275f"/>
    </style:style>
    <style:style style:name="T9" style:family="text">
      <style:text-properties style:text-position="sub 58%" officeooo:rsid="00557819"/>
    </style:style>
    <style:style style:name="T10" style:family="text">
      <style:text-properties style:text-position="sub 58%" style:font-name="URW Gothic L" officeooo:rsid="0057993a" style:font-name-asian="URW Gothic L" style:font-name-complex="URW Gothic L"/>
    </style:style>
    <style:style style:name="T11" style:family="text">
      <style:text-properties style:text-position="sub 58%" style:font-name="URW Gothic L" officeooo:rsid="007a3972" style:font-name-asian="URW Gothic L" style:font-name-complex="URW Gothic L"/>
    </style:style>
    <style:style style:name="T12" style:family="text">
      <style:text-properties style:text-position="sub 58%" style:font-name="URW Gothic L" officeooo:rsid="00850b5e" style:font-name-asian="URW Gothic L" style:font-name-complex="URW Gothic L"/>
    </style:style>
    <style:style style:name="T13" style:family="text">
      <style:text-properties style:text-position="sub 58%" style:font-name="URW Gothic L" officeooo:rsid="00ba8f5c" style:font-name-asian="URW Gothic L" style:font-name-complex="URW Gothic L"/>
    </style:style>
    <style:style style:name="T14" style:family="text">
      <style:text-properties style:text-position="sub 58%" style:font-name="URW Gothic L" fo:font-style="normal" officeooo:rsid="00850b5e" style:font-name-asian="URW Gothic L" style:font-style-asian="normal" style:font-name-complex="URW Gothic L" style:font-style-complex="normal"/>
    </style:style>
    <style:style style:name="T15" style:family="text">
      <style:text-properties style:text-position="sub 58%" style:font-name="URW Gothic L" fo:font-style="normal" officeooo:rsid="007a3972" style:font-name-asian="URW Gothic L" style:font-style-asian="normal" style:font-name-complex="URW Gothic L" style:font-style-complex="normal"/>
    </style:style>
    <style:style style:name="T16" style:family="text">
      <style:text-properties style:text-position="sub 58%" officeooo:rsid="00725088"/>
    </style:style>
    <style:style style:name="T17" style:family="text">
      <style:text-properties style:text-position="sub 58%" officeooo:rsid="00736e80"/>
    </style:style>
    <style:style style:name="T18" style:family="text">
      <style:text-properties style:text-position="sub 58%" officeooo:rsid="00725088" style:font-name-asian="Noto Sans" style:font-name-complex="FreeSans1"/>
    </style:style>
    <style:style style:name="T19" style:family="text">
      <style:text-properties style:text-position="sub 58%" officeooo:rsid="0055275f" style:font-name-asian="Noto Sans" style:font-name-complex="FreeSans1"/>
    </style:style>
    <style:style style:name="T20" style:family="text">
      <style:text-properties style:text-position="0% 100%"/>
    </style:style>
    <style:style style:name="T21" style:family="text">
      <style:text-properties style:text-position="0% 100%" style:font-name="URW Gothic L" officeooo:rsid="001bf9de" style:font-name-asian="URW Gothic L" style:font-name-complex="URW Gothic L"/>
    </style:style>
    <style:style style:name="T22" style:family="text">
      <style:text-properties style:text-position="0% 100%" officeooo:rsid="0027628f"/>
    </style:style>
    <style:style style:name="T23" style:family="text">
      <style:text-properties style:text-position="0% 100%" fo:font-style="normal" officeooo:rsid="00a604fe" style:font-style-asian="normal" style:font-style-complex="normal"/>
    </style:style>
    <style:style style:name="T24" style:family="text">
      <style:text-properties style:text-position="0% 100%" fo:font-style="normal" officeooo:rsid="0099ecfb" style:font-style-asian="normal" style:font-style-complex="normal"/>
    </style:style>
    <style:style style:name="T25" style:family="text">
      <style:text-properties style:text-position="0% 100%" fo:font-style="normal" officeooo:rsid="00725088" style:font-name-asian="Noto Sans" style:font-style-asian="normal" style:font-name-complex="FreeSans1" style:font-style-complex="normal"/>
    </style:style>
    <style:style style:name="T26" style:family="text">
      <style:text-properties style:text-position="0% 100%" fo:font-style="normal" officeooo:rsid="008e3d0a" style:font-name-asian="Noto Sans" style:font-style-asian="normal" style:font-name-complex="FreeSans1" style:font-style-complex="normal"/>
    </style:style>
    <style:style style:name="T27" style:family="text">
      <style:text-properties style:text-position="0% 100%" fo:font-style="normal" officeooo:rsid="00ac7a64" style:font-name-asian="Noto Sans" style:font-style-asian="normal" style:font-name-complex="FreeSans1" style:font-style-complex="normal"/>
    </style:style>
    <style:style style:name="T28" style:family="text">
      <style:text-properties style:text-position="0% 100%" fo:font-style="normal" officeooo:rsid="008c097c" style:font-name-asian="Noto Sans" style:font-style-asian="normal" style:font-name-complex="FreeSans1" style:font-style-complex="normal"/>
    </style:style>
    <style:style style:name="T29" style:family="text">
      <style:text-properties style:text-position="0% 100%" fo:font-style="normal" officeooo:rsid="00ac13a2" style:font-name-asian="Noto Sans" style:font-style-asian="normal" style:font-name-complex="FreeSans1" style:font-style-complex="normal"/>
    </style:style>
    <style:style style:name="T30" style:family="text">
      <style:text-properties style:text-position="0% 100%" officeooo:rsid="003f23ef"/>
    </style:style>
    <style:style style:name="T31" style:family="text">
      <style:text-properties style:text-position="0% 100%" officeooo:rsid="00419889"/>
    </style:style>
    <style:style style:name="T32" style:family="text">
      <style:text-properties style:text-position="0% 100%" officeooo:rsid="0042f570"/>
    </style:style>
    <style:style style:name="T33" style:family="text">
      <style:text-properties style:text-position="0% 100%" officeooo:rsid="00557819"/>
    </style:style>
    <style:style style:name="T34" style:family="text">
      <style:text-properties style:text-position="0% 100%" officeooo:rsid="0055275f"/>
    </style:style>
    <style:style style:name="T35" style:family="text">
      <style:text-properties style:text-position="0% 100%" fo:font-style="italic" style:font-style-asian="italic" style:font-style-complex="italic"/>
    </style:style>
    <style:style style:name="T36" style:family="text">
      <style:text-properties style:text-position="0% 100%" fo:font-style="italic" officeooo:rsid="00557819" style:font-style-asian="italic" style:font-style-complex="italic"/>
    </style:style>
    <style:style style:name="T37" style:family="text">
      <style:text-properties style:text-position="0% 100%" officeooo:rsid="005786b1"/>
    </style:style>
    <style:style style:name="T38" style:family="text">
      <style:text-properties style:text-position="0% 100%" officeooo:rsid="005d2467"/>
    </style:style>
    <style:style style:name="T39" style:family="text">
      <style:text-properties style:text-position="0% 100%" officeooo:rsid="005ec9e8"/>
    </style:style>
    <style:style style:name="T40" style:family="text">
      <style:text-properties style:text-position="0% 100%" officeooo:rsid="007086f9"/>
    </style:style>
    <style:style style:name="T41" style:family="text">
      <style:text-properties style:text-position="0% 100%" officeooo:rsid="00725088"/>
    </style:style>
    <style:style style:name="T42" style:family="text">
      <style:text-properties style:text-position="0% 100%" officeooo:rsid="00736e80"/>
    </style:style>
    <style:style style:name="T43" style:family="text">
      <style:text-properties style:text-position="0% 100%" officeooo:rsid="007a5b5c"/>
    </style:style>
    <style:style style:name="T44" style:family="text">
      <style:text-properties style:text-position="0% 100%" officeooo:rsid="007ecebd"/>
    </style:style>
    <style:style style:name="T45" style:family="text">
      <style:text-properties style:text-position="0% 100%" officeooo:rsid="00850b5e"/>
    </style:style>
    <style:style style:name="T46" style:family="text">
      <style:text-properties style:text-position="0% 100%" officeooo:rsid="008728b0"/>
    </style:style>
    <style:style style:name="T47" style:family="text">
      <style:text-properties style:text-position="0% 100%" officeooo:rsid="0087fba5"/>
    </style:style>
    <style:style style:name="T48" style:family="text">
      <style:text-properties style:text-position="0% 100%" officeooo:rsid="008ae25c"/>
    </style:style>
    <style:style style:name="T49" style:family="text">
      <style:text-properties style:text-position="0% 100%" officeooo:rsid="008e3d0a"/>
    </style:style>
    <style:style style:name="T50" style:family="text">
      <style:text-properties style:text-position="0% 100%" officeooo:rsid="00725088" style:font-name-asian="Noto Sans" style:font-name-complex="FreeSans1"/>
    </style:style>
    <style:style style:name="T51" style:family="text">
      <style:text-properties style:text-position="0% 100%" officeooo:rsid="00ac13a2" style:font-name-asian="Noto Sans" style:font-name-complex="FreeSans1"/>
    </style:style>
    <style:style style:name="T52" style:family="text">
      <style:text-properties style:text-position="0% 100%" officeooo:rsid="00ac7a64" style:font-name-asian="Noto Sans" style:font-name-complex="FreeSans1"/>
    </style:style>
    <style:style style:name="T53" style:family="text">
      <style:text-properties style:text-position="0% 100%" officeooo:rsid="008c097c" style:font-name-asian="Noto Sans" style:font-name-complex="FreeSans1"/>
    </style:style>
    <style:style style:name="T54" style:family="text">
      <style:text-properties style:text-position="0% 100%" officeooo:rsid="008e3d0a" style:font-name-asian="Noto Sans" style:font-name-complex="FreeSans1"/>
    </style:style>
    <style:style style:name="T55" style:family="text">
      <style:text-properties style:text-position="0% 100%" officeooo:rsid="00c6ef14" style:font-name-asian="Noto Sans" style:font-name-complex="FreeSans1"/>
    </style:style>
    <style:style style:name="T56" style:family="text">
      <style:text-properties style:text-position="0% 100%" officeooo:rsid="0099ecfb"/>
    </style:style>
    <style:style style:name="T57" style:family="text">
      <style:text-properties style:text-position="0% 100%" officeooo:rsid="009bcef1"/>
    </style:style>
    <style:style style:name="T58" style:family="text">
      <style:text-properties style:text-position="0% 100%" officeooo:rsid="00a604fe"/>
    </style:style>
    <style:style style:name="T59" style:family="text">
      <style:text-properties style:text-position="0% 100%" officeooo:rsid="00af7e21"/>
    </style:style>
    <style:style style:name="T60" style:family="text">
      <style:text-properties style:text-position="0% 100%" officeooo:rsid="00b9a9c8"/>
    </style:style>
    <style:style style:name="T61" style:family="text">
      <style:text-properties style:text-position="0% 100%" officeooo:rsid="00c5e7c8"/>
    </style:style>
    <style:style style:name="T62" style:family="text">
      <style:text-properties style:text-position="0% 100%" officeooo:rsid="00c6ef14"/>
    </style:style>
    <style:style style:name="T63" style:family="text">
      <style:text-properties style:text-position="0% 100%" officeooo:rsid="00c79b39"/>
    </style:style>
    <style:style style:name="T64" style:family="text">
      <style:text-properties style:text-position="0% 100%" style:font-name="URW Gothic L1" fo:font-size="8pt" officeooo:rsid="00ca2f87" style:font-size-asian="8pt" style:font-size-complex="8pt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officeooo:rsid="002800d9" style:font-style-asian="italic" style:font-style-complex="italic"/>
    </style:style>
    <style:style style:name="T67" style:family="text">
      <style:text-properties officeooo:rsid="001bf9de"/>
    </style:style>
    <style:style style:name="T68" style:family="text">
      <style:text-properties style:font-name="URW Gothic L" officeooo:rsid="001bf9de" style:font-name-asian="URW Gothic L" style:font-name-complex="URW Gothic L"/>
    </style:style>
    <style:style style:name="T69" style:family="text">
      <style:text-properties style:font-name="URW Gothic L" officeooo:rsid="0060519d" style:font-name-asian="URW Gothic L" style:font-name-complex="URW Gothic L"/>
    </style:style>
    <style:style style:name="T70" style:family="text">
      <style:text-properties style:font-name="URW Gothic L" officeooo:rsid="007a3972" style:font-name-asian="URW Gothic L" style:font-name-complex="URW Gothic L"/>
    </style:style>
    <style:style style:name="T71" style:family="text">
      <style:text-properties style:font-name="URW Gothic L" fo:font-style="italic" officeooo:rsid="001bf9de" style:font-name-asian="URW Gothic L" style:font-style-asian="italic" style:font-name-complex="URW Gothic L" style:font-style-complex="italic"/>
    </style:style>
    <style:style style:name="T72" style:family="text">
      <style:text-properties style:font-name="URW Gothic L" fo:font-style="italic" officeooo:rsid="002800d9" style:font-name-asian="URW Gothic L" style:font-style-asian="italic" style:font-name-complex="URW Gothic L" style:font-style-complex="italic"/>
    </style:style>
    <style:style style:name="T73" style:family="text">
      <style:text-properties style:font-name="URW Gothic L" fo:font-style="normal" officeooo:rsid="002800d9" style:font-name-asian="URW Gothic L" style:font-style-asian="normal" style:font-name-complex="URW Gothic L" style:font-style-complex="normal"/>
    </style:style>
    <style:style style:name="T74" style:family="text">
      <style:text-properties style:font-name="URW Gothic L" fo:font-style="normal" officeooo:rsid="007a3972" style:font-name-asian="URW Gothic L" style:font-style-asian="normal" style:font-name-complex="URW Gothic L" style:font-style-complex="normal"/>
    </style:style>
    <style:style style:name="T75" style:family="text">
      <style:text-properties style:font-name="URW Gothic L" fo:font-style="normal" officeooo:rsid="00bd12dd" style:font-name-asian="URW Gothic L" style:font-style-asian="normal" style:font-name-complex="URW Gothic L" style:font-style-complex="normal"/>
    </style:style>
    <style:style style:name="T76" style:family="text">
      <style:text-properties style:font-name="URW Gothic L" fo:font-size="8pt" style:font-name-asian="URW Gothic L" style:font-size-asian="8pt" style:font-name-complex="URW Gothic L" style:font-size-complex="8pt"/>
    </style:style>
    <style:style style:name="T77" style:family="text">
      <style:text-properties style:font-name="URW Gothic L" fo:font-size="8pt" officeooo:rsid="001bf9de" style:font-name-asian="URW Gothic L" style:font-size-asian="8pt" style:font-name-complex="URW Gothic L" style:font-size-complex="8pt"/>
    </style:style>
    <style:style style:name="T78" style:family="text">
      <style:text-properties officeooo:rsid="001c898c"/>
    </style:style>
    <style:style style:name="T79" style:family="text">
      <style:text-properties fo:font-style="normal" officeooo:rsid="002800d9" style:font-style-asian="normal" style:font-style-complex="normal"/>
    </style:style>
    <style:style style:name="T80" style:family="text">
      <style:text-properties fo:font-style="normal" officeooo:rsid="007a3972" style:font-name-asian="Noto Sans" style:font-style-asian="normal" style:font-name-complex="FreeSans1" style:font-style-complex="normal"/>
    </style:style>
    <style:style style:name="T81" style:family="text">
      <style:text-properties fo:font-style="normal" officeooo:rsid="00725088" style:font-name-asian="Noto Sans" style:font-style-asian="normal" style:font-name-complex="FreeSans1" style:font-style-complex="normal"/>
    </style:style>
    <style:style style:name="T82" style:family="text">
      <style:text-properties fo:font-style="normal" officeooo:rsid="008a52b3" style:font-name-asian="Noto Sans" style:font-style-asian="normal" style:font-name-complex="FreeSans1" style:font-style-complex="normal"/>
    </style:style>
    <style:style style:name="T83" style:family="text">
      <style:text-properties officeooo:rsid="001d2841"/>
    </style:style>
    <style:style style:name="T84" style:family="text">
      <style:text-properties officeooo:rsid="0027628f"/>
    </style:style>
    <style:style style:name="T85" style:family="text">
      <style:text-properties officeooo:rsid="003f23ef"/>
    </style:style>
    <style:style style:name="T86" style:family="text">
      <style:text-properties officeooo:rsid="004620d4"/>
    </style:style>
    <style:style style:name="T87" style:family="text">
      <style:text-properties officeooo:rsid="0047d997"/>
    </style:style>
    <style:style style:name="T88" style:family="text">
      <style:text-properties officeooo:rsid="004aa5ad"/>
    </style:style>
    <style:style style:name="T89" style:family="text">
      <style:text-properties officeooo:rsid="0055275f"/>
    </style:style>
    <style:style style:name="T90" style:family="text">
      <style:text-properties officeooo:rsid="00557819"/>
    </style:style>
    <style:style style:name="T91" style:family="text">
      <style:text-properties officeooo:rsid="00725088"/>
    </style:style>
    <style:style style:name="T92" style:family="text">
      <style:text-properties officeooo:rsid="00754863"/>
    </style:style>
    <style:style style:name="T93" style:family="text">
      <style:text-properties officeooo:rsid="007a3972" style:font-name-asian="Noto Sans" style:font-name-complex="FreeSans1"/>
    </style:style>
    <style:style style:name="T94" style:family="text">
      <style:text-properties officeooo:rsid="008a52b3" style:font-name-asian="Noto Sans" style:font-name-complex="FreeSans1"/>
    </style:style>
    <style:style style:name="T95" style:family="text">
      <style:text-properties officeooo:rsid="00725088" style:font-name-asian="Noto Sans" style:font-name-complex="FreeSans1"/>
    </style:style>
    <style:style style:name="T96" style:family="text">
      <style:text-properties officeooo:rsid="008395a5"/>
    </style:style>
    <style:style style:name="T97" style:family="text">
      <style:text-properties officeooo:rsid="00850b5e"/>
    </style:style>
    <style:style style:name="T98" style:family="text">
      <style:text-properties officeooo:rsid="0086a3fc"/>
    </style:style>
    <style:style style:name="T99" style:family="text">
      <style:text-properties officeooo:rsid="0087fba5"/>
    </style:style>
    <style:style style:name="T100" style:family="text">
      <style:text-properties officeooo:rsid="00887929"/>
    </style:style>
    <style:style style:name="T101" style:family="text">
      <style:text-properties officeooo:rsid="008af823"/>
    </style:style>
    <style:style style:name="T102" style:family="text">
      <style:text-properties officeooo:rsid="008c097c"/>
    </style:style>
    <style:style style:name="T103" style:family="text">
      <style:text-properties officeooo:rsid="008c6af0"/>
    </style:style>
    <style:style style:name="T104" style:family="text">
      <style:text-properties officeooo:rsid="0090662e"/>
    </style:style>
    <style:style style:name="T105" style:family="text">
      <style:text-properties officeooo:rsid="00962843"/>
    </style:style>
    <style:style style:name="T106" style:family="text">
      <style:text-properties officeooo:rsid="00a21801"/>
    </style:style>
    <style:style style:name="T107" style:family="text">
      <style:text-properties officeooo:rsid="00a40d9c"/>
    </style:style>
    <style:style style:name="T108" style:family="text">
      <style:text-properties officeooo:rsid="00a604fe"/>
    </style:style>
    <style:style style:name="T109" style:family="text">
      <style:text-properties officeooo:rsid="00ab4bfd"/>
    </style:style>
    <style:style style:name="T110" style:family="text">
      <style:text-properties officeooo:rsid="00b8ae2d"/>
    </style:style>
    <style:style style:name="T111" style:family="text">
      <style:text-properties officeooo:rsid="00bbcb99"/>
    </style:style>
    <style:style style:name="T112" style:family="text">
      <style:text-properties officeooo:rsid="00c79b39"/>
    </style:style>
    <style:style style:name="T113" style:family="text">
      <style:text-properties officeooo:rsid="00ca2f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timizacion</text:p>
      <text:p text:style-name="P5"><text:span text:style-name="T78">Primera entrega del </text:span>Proyecto</text:p>
      <text:p text:style-name="P5"/>
      <text:p text:style-name="P55">Grupo 2</text:p>
      <text:p text:style-name="P6"><text:span text:style-name="T68">•</text:span> Miguel Soto <text:span text:style-name="T87">Delgado</text:span>, <text:span text:style-name="T67">Rol 201973623-K</text:span></text:p>
      <text:p text:style-name="P6"><text:span text:style-name="T68">•</text:span> Sebastian Guerra <text:span text:style-name="T87">Espinoza</text:span>, <text:span text:style-name="T67">Rol 202173563-1</text:span></text:p>
      <text:p text:style-name="P1"/>
      <text:p text:style-name="P55">Modelo Matematico</text:p>
      <text:p text:style-name="P5"/>
      <text:p text:style-name="P46">A continuacion se indicara el modelo matematico por partes. Cada parte del modelo ira asociado a una tabla a modo de ejemplo para poder visualizar mejor las implicancias del planteamiento. <text:span text:style-name="T86">Para</text:span> de evitar confusion, se establece lo siguiente:</text:p>
      <text:p text:style-name="P20"><text:span text:style-name="T68"/></text:p>
      <text:p text:style-name="P20"><text:span text:style-name="T68">•</text:span><text:span text:style-name="T71"> </text:span><text:span text:style-name="T72">i</text:span><text:span text:style-name="T73"> : Trabajador en especifico</text:span><text:span text:style-name="T65"> </text:span></text:p>
      <text:p text:style-name="P20"><text:span text:style-name="T68">•</text:span> <text:span text:style-name="T66">j </text:span><text:span text:style-name="T79">: Tarea en especifico a realizar</text:span></text:p>
      <text:p text:style-name="P20"/>
      <text:p text:style-name="P56">Parametros</text:p>
      <text:p text:style-name="P18">Lo conocido, que no se puede modificar</text:p>
      <text:p text:style-name="P5"/>
      <text:p text:style-name="P34"><text:span text:style-name="T68">• </text:span><text:span text:style-name="T69">Cantidad de trabajadores disponibles: </text:span></text:p>
      <text:p text:style-name="P23"><text:span text:style-name="T69"/></text:p>
      <text:p text:style-name="P70">D</text:p>
      <text:p text:style-name="P24"/>
      <text:p text:style-name="P34"><text:span text:style-name="T68">• </text:span><text:span text:style-name="T69">Cantidad de tareas a realizar: </text:span></text:p>
      <text:p text:style-name="P23"><text:span text:style-name="T69"/></text:p>
      <text:p text:style-name="P70">C</text:p>
      <text:p text:style-name="P24"/>
      <text:p text:style-name="P34"><text:span text:style-name="T68">• </text:span><text:span text:style-name="T69">Presupuesto total: </text:span></text:p>
      <text:p text:style-name="P23"><text:span text:style-name="T69"/></text:p>
      <text:p text:style-name="P70">P</text:p>
      <text:p text:style-name="P24"/>
      <text:p text:style-name="P38"><text:span text:style-name="T68">•</text:span> <text:span text:style-name="T102">Costo fijo</text:span> trabajador <text:span text:style-name="T89">(i)</text:span><text:span text:style-name="T65"> </text:span>en cierta tarea <text:span text:style-name="T89">(j):</text:span> </text:p>
      <text:p text:style-name="P26"/>
      <text:p text:style-name="P63"><text:span text:style-name="T102">F</text:span><text:span text:style-name="T8">ij</text:span></text:p>
      <text:p text:style-name="P27"/>
      <text:p text:style-name="P39"><text:span text:style-name="T68">•</text:span> <text:span text:style-name="T102">Costo </text:span><text:span text:style-name="T103">unitario (por hora) de </text:span>trabajador <text:span text:style-name="T89">(i)</text:span><text:span text:style-name="T65"> </text:span>en cierta tarea <text:span text:style-name="T89">(j):</text:span> </text:p>
      <text:p text:style-name="P27"/>
      <text:p text:style-name="P64"><text:span text:style-name="T49">U</text:span><text:span text:style-name="T8">ij</text:span></text:p>
      <text:p text:style-name="P27"/>
      <text:p text:style-name="P34"><text:span text:style-name="T68">•</text:span> Nivel de especializacion por trabajador <text:span text:style-name="T89">(i)</text:span><text:span text:style-name="T65"> </text:span>en cierta tarea <text:span text:style-name="T89">(j):</text:span> </text:p>
      <text:p text:style-name="P23"/>
      <text:p text:style-name="P58"><text:span text:style-name="T84">E</text:span><text:span text:style-name="T8">ij</text:span></text:p>
      <text:p text:style-name="P23"><text:span text:style-name="T8"/></text:p>
      <text:p text:style-name="P48">“Se sabe que los trabajadores están clasificados según su nivel de especialización. <text:span text:style-name="T83">(...)</text:span>”</text:p>
      <text:p text:style-name="P31"/>
      <text:p text:style-name="P34"><text:span text:style-name="T68">•</text:span> Nivel de especializacion <text:span text:style-name="T90">minima</text:span> por <text:span text:style-name="T90">tarea </text:span><text:span text:style-name="T89">(j):</text:span></text:p>
      <text:p text:style-name="P23"/>
      <text:p text:style-name="P58"><text:span text:style-name="T90">T</text:span><text:span text:style-name="T9">j</text:span></text:p>
      <text:p text:style-name="P23"><text:span text:style-name="T9"/></text:p>
      <text:p text:style-name="P50">“Además, las tareas están clasificadas según los mismos niveles de especialización de tal manera que una tarea de cierto</text:p>
      <text:p text:style-name="P50">nivel de especialización puede ser ejecutada solo por trabajadores de tal nivel, o bien, uno superior, pero no inferior.”</text:p>
      <text:p text:style-name="P32"/>
      <text:p text:style-name="P34"><text:span text:style-name="T68">•</text:span> <text:span text:style-name="T92">Cantidad de horas</text:span> por <text:span text:style-name="T90">tarea </text:span><text:span text:style-name="T89">(j):</text:span> </text:p>
      <text:p text:style-name="P34"/>
      <text:p text:style-name="P58"><text:span text:style-name="T43">H</text:span><text:span text:style-name="T9">j</text:span></text:p>
      <text:p text:style-name="P34"><text:span text:style-name="T9"/></text:p>
      <text:p text:style-name="P51">“Cada tarea requiere de cierta cantidad de tiempo para ser completada y cada trabajador puede ser asignado por una cantidad determinada de tiempo. Todas las tareas deben ser completadas en su totalidad.”</text:p>
      <text:p text:style-name="P32"/>
      <text:p text:style-name="P35"><text:span text:style-name="T68">•</text:span> <text:span text:style-name="T90">Diferencia entre la especializacion del</text:span><text:span text:style-name="T33"> t</text:span><text:span text:style-name="T20">rabajador </text:span><text:span text:style-name="T34">(i)</text:span><text:span text:style-name="T35"> </text:span><text:span text:style-name="T36">y</text:span><text:span text:style-name="T20"> cierta tarea </text:span><text:span text:style-name="T34">(j):</text:span><text:span text:style-name="T20"> </text:span></text:p>
      <text:p text:style-name="P35"><text:span text:style-name="T33"/></text:p>
      <text:p text:style-name="P59"><text:span text:style-name="T33">S</text:span><text:span text:style-name="T9">ij</text:span><text:span text:style-name="T33"> = </text:span><text:span text:style-name="T38">E</text:span><text:span text:style-name="T9">ij</text:span><text:span text:style-name="T33"> – T</text:span><text:span text:style-name="T9">j</text:span><text:span text:style-name="T21"> </text:span></text:p>
      <text:p text:style-name="P35"><text:span text:style-name="T21"/></text:p>
      <text:p text:style-name="P71">Esto determina si un trabajador esta sobrecalificado o subcalificado para cierta tarea</text:p>
      <text:p text:style-name="P28"><text:soft-page-break/></text:p>
      <text:p text:style-name="P40"><text:span text:style-name="T68">•</text:span> <text:span text:style-name="T104">La cantidad de tareas maximas que puede realizar un mismo trabajador</text:span></text:p>
      <text:p text:style-name="P28"/>
      <text:p text:style-name="P65"><text:span text:style-name="T104">N</text:span><text:span text:style-name="T8">i</text:span></text:p>
      <text:p text:style-name="P28"><text:span text:style-name="T8"/></text:p>
      <text:p text:style-name="P53">“Cada trabajador puede ser asignado a máximo N tareas, pero para completar una tarea puede requerirse más de un trabajador.”</text:p>
      <text:p text:style-name="P40"/>
      <text:p text:style-name="P41"/>
      <text:p text:style-name="P41"><text:span text:style-name="T68">•</text:span> <text:span text:style-name="T105">Costo de sobrecalificacion </text:span><text:span text:style-name="T106">fijo</text:span><text:span text:style-name="T34">:</text:span><text:span text:style-name="T20"> </text:span></text:p>
      <text:p text:style-name="P41"><text:span text:style-name="T33"/></text:p>
      <text:p text:style-name="P67"><text:span text:style-name="T56">O</text:span><text:span text:style-name="T9">j</text:span></text:p>
      <text:p text:style-name="P41"><text:span text:style-name="T21"/></text:p>
      <text:p text:style-name="P41"><text:span text:style-name="T39">“</text:span><text:span text:style-name="T57">A</text:span><text:span text:style-name="T39">demás, existe un costo por sobrecalificación asociada a cada tarea”</text:span></text:p>
      <text:p text:style-name="P43"/>
      <text:p text:style-name="P16"><text:span text:style-name="T68">•</text:span> <text:span text:style-name="T99">Si el trabajador es</text:span><text:span text:style-name="T107">ta sobrecalificado </text:span><text:span text:style-name="T108">para cierta tarea (1 o 0)</text:span><text:span text:style-name="T99">:</text:span></text:p>
      <text:p text:style-name="P16"/>
      <text:p text:style-name="P68"><text:span text:style-name="T58">Z</text:span><text:span text:style-name="T2">ij</text:span></text:p>
      <text:p text:style-name="P31"/>
      <text:p text:style-name="P56">Variables</text:p>
      <text:p text:style-name="P18">Lo desconocido, que se puede modificar</text:p>
      <text:p text:style-name="P36"/>
      <text:p text:style-name="P12"><text:span text:style-name="T68">•</text:span> Horas asignadas de un trabaj<text:span text:style-name="T88">a</text:span>dor<text:span text:style-name="T65"> </text:span>a cierta tarea <text:span text:style-name="T101">(numero natural)</text:span>: </text:p>
      <text:p text:style-name="P12"/>
      <text:p text:style-name="P60"><text:span text:style-name="T84">X</text:span><text:span text:style-name="T2">ij</text:span></text:p>
      <text:p text:style-name="P37"/>
      <text:p text:style-name="P14"><text:span text:style-name="T68">•</text:span> <text:span text:style-name="T99">Si el trabajador es asignado </text:span><text:span text:style-name="T100">(1 o 0)</text:span><text:span text:style-name="T99">:</text:span></text:p>
      <text:p text:style-name="P14"/>
      <text:p text:style-name="P62"><text:span text:style-name="T47">Y</text:span><text:span text:style-name="T2">ij</text:span></text:p>
      <text:p text:style-name="P80"><text:span text:style-name="T2"/></text:p>
      <text:p text:style-name="P74">Naturaleza de las variables:</text:p>
      <text:p text:style-name="P78"><text:span text:style-name="T68"><text:tab/>•</text:span> <text:span text:style-name="T113">Ambas variables son positivas</text:span></text:p>
      <text:p text:style-name="P78"><text:span text:style-name="T68"><text:tab/>•</text:span> <text:span text:style-name="T113">Ambas variables solo pueden tomar valores enteros</text:span></text:p>
      <text:p text:style-name="P82"/>
      <text:p text:style-name="P54">Restricciones</text:p>
      <text:p text:style-name="P18">Relacion entre las variables y parametros</text:p>
      <text:p text:style-name="P42"/>
      <text:p text:style-name="P15"><text:span text:style-name="T68">•</text:span> <text:span text:style-name="T109">Se debe respetar el presupuesto total de la empresa</text:span>: </text:p>
      <text:p text:style-name="P29"/>
      <text:p text:style-name="P84"><text:span text:style-name="T70">∑</text:span><text:span text:style-name="T12">i</text:span><text:span text:style-name="T11">=1</text:span><text:span text:style-name="T70">∑</text:span><text:span text:style-name="T11">j=1</text:span><text:span text:style-name="T93"> </text:span><text:span text:style-name="T94">Y</text:span><text:span text:style-name="T18">ij </text:span><text:span text:style-name="T55">(</text:span><text:span text:style-name="T95">X</text:span><text:span text:style-name="T18">ij</text:span><text:span text:style-name="T50"> </text:span><text:span text:style-name="T54">U</text:span><text:span text:style-name="T19">ij </text:span><text:span text:style-name="T52">+</text:span><text:span text:style-name="T50"> </text:span><text:span text:style-name="T53">F</text:span><text:span text:style-name="T19">ij </text:span><text:span text:style-name="T51">+ </text:span><text:span text:style-name="T56">O</text:span><text:span text:style-name="T9">j</text:span><text:span text:style-name="T62">)</text:span><text:span text:style-name="T9"> </text:span><text:span text:style-name="T41">&lt;</text:span><text:span text:style-name="T59">=</text:span><text:span text:style-name="T16"> </text:span><text:span text:style-name="T59">P</text:span></text:p>
      <text:p text:style-name="P72">La cantidad de horas del trabajador por su costo unitario, mas su costo fijo si se asigna, mas el costo de sobrecalificacion si lo esta, debe ser menor o igual al presupuesto total</text:p>
      <text:p text:style-name="P29"/>
      <text:p text:style-name="P13"><text:span text:style-name="T68">•</text:span> <text:span text:style-name="T98">La cantidad maxima de trabajadores asignados es igual la cantidad total</text:span></text:p>
      <text:p text:style-name="P25"/>
      <text:p text:style-name="P61"><text:span text:style-name="T70">∑</text:span><text:span text:style-name="T12">i</text:span><text:span text:style-name="T11">=1</text:span><text:span text:style-name="T70">∑</text:span><text:span text:style-name="T11">j=1</text:span><text:span text:style-name="T93"> </text:span><text:span text:style-name="T94">Y</text:span><text:span text:style-name="T16">ij</text:span><text:span text:style-name="T41"> </text:span><text:span text:style-name="T46">=</text:span><text:span text:style-name="T41"> </text:span><text:span text:style-name="T45">D</text:span></text:p>
      <text:p text:style-name="P44"/>
      <text:p text:style-name="P33"><text:span text:style-name="T68">•</text:span> Nivel de especializacion <text:span text:style-name="T83">minima por </text:span>tarea<text:span text:style-name="T21">. </text:span><text:span text:style-name="T37">Para este caso, usamos la diferencia entre la especializacion del trabajador y lo que exige la tarea (</text:span><text:span text:style-name="T33">S</text:span><text:span text:style-name="T9">ij</text:span><text:span text:style-name="T37">)</text:span><text:span text:style-name="T21">. </text:span><text:span text:style-name="T37">Por ende, que </text:span><text:span text:style-name="T33">S</text:span><text:span text:style-name="T9">ij</text:span><text:span text:style-name="T33"> </text:span><text:span text:style-name="T37">sea mayor o igual a 0 sera una restriccion </text:span><text:span text:style-name="T40">para todo i y j</text:span><text:span text:style-name="T37">: </text:span></text:p>
      <text:p text:style-name="P33"><text:span text:style-name="T37"/></text:p>
      <text:p text:style-name="P86"><text:span text:style-name="T38">E</text:span><text:span text:style-name="T9">ij</text:span><text:span text:style-name="T33"> – T</text:span><text:span text:style-name="T9">j</text:span><text:span text:style-name="T21"> </text:span><text:span text:style-name="T46">&gt;</text:span><text:span text:style-name="T61">=</text:span><text:span text:style-name="T41"> </text:span><text:span text:style-name="T48">0</text:span></text:p>
      <text:p text:style-name="P47">Si la diferencia entre la especializacion y lo que exige la tarea <text:span text:style-name="T96">es negativa</text:span>, entonces el trabajador no se asigna</text:p>
      <text:p text:style-name="P52"/>
      <text:p text:style-name="P49">“<text:span text:style-name="T83">(...) </text:span>Además, las tareas están clasificadas según los mismos niveles de especialización de tal manera que una tarea de cierto</text:p>
      <text:p text:style-name="P49">nivel de especialización puede ser ejecutada solo por trabajadores de tal nivel, o bien, uno superior, pero no inferior.”</text:p>
      <text:p text:style-name="P5"/>
      <text:p text:style-name="P11"><text:span text:style-name="T68">•</text:span> Horas asignadas a cierta tarea: </text:p>
      <text:p text:style-name="P22"/>
      <text:p text:style-name="P66"><text:span text:style-name="T70">∑</text:span><text:span text:style-name="T11">j=1</text:span><text:span text:style-name="T93"> </text:span><text:span text:style-name="T91">X</text:span><text:span text:style-name="T16">ij</text:span><text:span text:style-name="T41"> = </text:span><text:span text:style-name="T42">H</text:span><text:span text:style-name="T17">j</text:span></text:p>
      <text:p text:style-name="P73">La suma de todas las horas asignadas a una misma tarea debe ser igual a la cantidad de horas que exige esta <text:span text:style-name="T97">ultima</text:span></text:p>
      <text:p text:style-name="P73"/>
      <text:p text:style-name="P81"/>
      <text:p text:style-name="P77"><text:span text:style-name="T68">•</text:span> <text:span text:style-name="T112">Si un trabajador es asignado, este debe trabajar una cantidad de horas</text:span>: </text:p>
      <text:p text:style-name="P79"/>
      <text:p text:style-name="P85"><text:span text:style-name="T70">∑</text:span><text:span text:style-name="T11">j=1</text:span><text:span text:style-name="T93"> </text:span><text:span text:style-name="T91">X</text:span><text:span text:style-name="T16">ij</text:span><text:span text:style-name="T41"> &gt;</text:span><text:span text:style-name="T63">=</text:span><text:span text:style-name="T41"> </text:span><text:span text:style-name="T63">Y</text:span><text:span text:style-name="T16">ij</text:span></text:p>
      <text:p text:style-name="P21"><text:span text:style-name="T10"/></text:p>
      <text:p text:style-name="P75"><text:soft-page-break/>“Cada tarea requiere de cierta cantidad de tiempo para ser completada y cada trabajador puede ser asignado por una cantidad determinada de tiempo. Todas las tareas deben ser completadas en su totalidad.”</text:p>
      <text:p text:style-name="P30"/>
      <text:p text:style-name="P17"><text:span text:style-name="T68">•</text:span> <text:span text:style-name="T110">No se pueden asignar mas de dos tercios de los trabajadores totales a una misma tarea</text:span></text:p>
      <text:p text:style-name="P30"/>
      <text:p text:style-name="P69"><text:span text:style-name="T70">∑</text:span><text:span text:style-name="T13">i</text:span><text:span text:style-name="T11">=1</text:span><text:span text:style-name="T93"> </text:span><text:span text:style-name="T94">Y</text:span><text:span text:style-name="T16">ij</text:span><text:span text:style-name="T41"> &lt;</text:span><text:span text:style-name="T46">=</text:span><text:span text:style-name="T41"> </text:span><text:span text:style-name="T60">2/3 </text:span><text:span text:style-name="T45">D</text:span></text:p>
      <text:p text:style-name="P45"><text:span text:style-name="T65"/></text:p>
      <text:p text:style-name="P21"/>
      <text:p text:style-name="P57">Funcion Objetivo</text:p>
      <text:p text:style-name="P19">Funcion factible con el mejor resultado posible</text:p>
      <text:p text:style-name="P7"><text:span text:style-name="T68"/></text:p>
      <text:p text:style-name="P8"><text:span text:style-name="T68">•</text:span> <text:span text:style-name="T111">Minimizar costos totales</text:span></text:p>
      <text:p text:style-name="P83"><text:span text:style-name="T75">min A = </text:span><text:span text:style-name="T74">∑</text:span><text:span text:style-name="T14">i</text:span><text:span text:style-name="T15">=1</text:span><text:span text:style-name="T74">∑</text:span><text:span text:style-name="T15">j=1</text:span><text:span text:style-name="T80"> </text:span><text:span text:style-name="T81">X</text:span><text:span text:style-name="T5">ij</text:span><text:span text:style-name="T25"> </text:span><text:span text:style-name="T26">U</text:span><text:span text:style-name="T6">ij </text:span><text:span text:style-name="T27">+ </text:span><text:span text:style-name="T82">Y</text:span><text:span text:style-name="T5">ij</text:span><text:span text:style-name="T25"> </text:span><text:span text:style-name="T28">F</text:span><text:span text:style-name="T6">ij </text:span><text:span text:style-name="T29">+ </text:span><text:span text:style-name="T23">Z</text:span><text:span text:style-name="T3">ij </text:span><text:span text:style-name="T24">O</text:span><text:span text:style-name="T4">j </text:span></text:p>
      <text:p text:style-name="P76"/>
      <text:p text:style-name="P55">Casos de Infactibilidad</text:p>
      <text:p text:style-name="P3"><text:span text:style-name="T77">L</text:span><text:span text:style-name="T76">os casos de infactibilidad serian los suficientes</text:span></text:p>
      <text:p text:style-name="P3"><text:span text:style-name="T76"/></text:p>
      <text:p text:style-name="P9"><text:span text:style-name="T68">•</text:span> <text:span text:style-name="T85">Costos por sobrecalificacion negativas: Esto no puede darse ya que las restricciones evitan asignar un X</text:span><text:span text:style-name="T7">ij </text:span><text:span text:style-name="T30">positivo para cualquier empleado con especializacion menor al minimo, </text:span><text:span text:style-name="T31">por lo que podria haber casos infactibles asociados a esto.</text:span></text:p>
      <text:p text:style-name="P4"><text:span text:style-name="T76"/></text:p>
      <text:p text:style-name="P10"><text:span text:style-name="T21">•</text:span><text:span text:style-name="T30"> </text:span><text:span text:style-name="T31">Horas minimas no alcanzadas</text:span><text:span text:style-name="T30">: </text:span><text:span text:style-name="T31">La restriccion por especializacion puede generar conflictos al asignar horas para completar el minimo por tarea, resultando en casos </text:span><text:span text:style-name="T32">infactibl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URW Gothic L" svg:font-family="'URW Gothic L'" style:font-family-generic="swiss"/>
    <style:font-face style:name="URW Gothic L1" svg:font-family="'URW Gothic L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L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22:50:56.387311604</meta:creation-date>
    <dc:date>2024-06-27T00:16:39.256177921</dc:date>
    <meta:editing-duration>PT7H34M25S</meta:editing-duration>
    <meta:editing-cycles>156</meta:editing-cycles>
    <meta:generator>LibreOffice/7.6.7.2$Linux_X86_64 LibreOffice_project/60$Build-2</meta:generator>
    <meta:print-date>2024-05-29T02:48:30.811042610</meta:print-date>
    <meta:printed-by>PDF files</meta:printed-by>
    <meta:document-statistic meta:table-count="0" meta:image-count="0" meta:object-count="0" meta:page-count="3" meta:paragraph-count="79" meta:word-count="751" meta:character-count="4431" meta:non-whitespace-character-count="3738"/>
  </office:meta>
</office:document-meta>
</file>